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Willi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62">
            <text:p>1,362</text:p>
          </table:table-cell>
          <table:table-cell table:style-name="ce22" office:value-type="float" office:value="313">
            <text:p>3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74">
            <text:p>674</text:p>
          </table:table-cell>
          <table:table-cell table:style-name="ce23" office:value-type="float" office:value="139">
            <text:p>13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39">
            <text:p>13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5">
            <text:p>125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431">
            <text:p>4,431</text:p>
          </table:table-cell>
          <table:table-cell table:style-name="ce22" office:value-type="float" office:value="847">
            <text:p>84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21">
            <text:p>1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29">
            <text:p>1729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96">
            <text:p>796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0">
            <text:p>20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57">
            <text:p>1857</text:p>
          </table:table-cell>
          <table:table-cell table:style-name="ce22" office:value-type="float" office:value="162">
            <text:p>16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845">
            <text:p>4845</text:p>
          </table:table-cell>
          <table:table-cell table:style-name="ce22" office:value-type="float" office:value="695">
            <text:p>69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276">
            <text:p>9276</text:p>
          </table:table-cell>
          <table:table-cell table:style-name="ce22" office:value-type="float" office:value="1542">
            <text:p>154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